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6.11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5f80" officeooo:paragraph-rsid="001c5f80"/>
    </style:style>
    <style:style style:name="P2" style:family="paragraph" style:parent-style-name="Standard">
      <style:text-properties officeooo:paragraph-rsid="00296207"/>
    </style:style>
    <style:style style:name="P3" style:family="paragraph" style:parent-style-name="Table_20_Contents">
      <style:paragraph-properties fo:text-align="center" style:justify-single-word="false"/>
      <style:text-properties officeooo:rsid="001c5f80" officeooo:paragraph-rsid="001c5f80"/>
    </style:style>
    <style:style style:name="P4" style:family="paragraph" style:parent-style-name="Table_20_Contents">
      <style:paragraph-properties fo:text-align="center" style:justify-single-word="false"/>
      <style:text-properties fo:font-weight="bold" officeooo:rsid="001c5f80" officeooo:paragraph-rsid="001c5f80" style:font-weight-asian="bold" style:font-weight-complex="bold"/>
    </style:style>
    <style:style style:name="P5" style:family="paragraph" style:parent-style-name="Table_20_Contents">
      <style:text-properties fo:font-weight="bold" officeooo:rsid="001c5f80" officeooo:paragraph-rsid="001c5f80" style:font-weight-asian="bold" style:font-weight-complex="bold"/>
    </style:style>
    <style:style style:name="P6" style:family="paragraph" style:parent-style-name="Table_20_Contents">
      <style:text-properties officeooo:paragraph-rsid="00246bbd"/>
    </style:style>
    <style:style style:name="P7" style:family="paragraph" style:parent-style-name="Table_20_Contents">
      <style:text-properties officeooo:paragraph-rsid="0026b01a"/>
    </style:style>
    <style:style style:name="P8" style:family="paragraph" style:parent-style-name="Table_20_Contents">
      <style:text-properties officeooo:paragraph-rsid="0034ec71"/>
    </style:style>
    <style:style style:name="P9" style:family="paragraph" style:parent-style-name="Table_20_Contents">
      <style:text-properties officeooo:paragraph-rsid="0025e3fe"/>
    </style:style>
    <style:style style:name="P10" style:family="paragraph" style:parent-style-name="Table_20_Contents">
      <style:text-properties officeooo:paragraph-rsid="00391d1d"/>
    </style:style>
    <style:style style:name="P11" style:family="paragraph" style:parent-style-name="Standard">
      <style:text-properties officeooo:paragraph-rsid="00296207"/>
    </style:style>
    <style:style style:name="T1" style:family="text">
      <style:text-properties fo:font-weight="normal" officeooo:rsid="00246bbd" style:font-weight-asian="normal" style:font-weight-complex="normal"/>
    </style:style>
    <style:style style:name="T2" style:family="text">
      <style:text-properties officeooo:rsid="002ea39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5">Week Day</text:p>
          </table:table-cell>
          <table:table-cell table:style-name="Table1.B1" office:value-type="string">
            <text:p text:style-name="P4">Description <text:span text:style-name="T1">(I studied following topics)</text:span></text:p>
          </table:table-cell>
        </table:table-row>
        <table:table-row>
          <table:table-cell table:style-name="Table1.A2" office:value-type="string">
            <text:p text:style-name="P3">W<text:span text:style-name="T2">3</text:span>D1</text:p>
          </table:table-cell>
          <table:table-cell table:style-name="Table1.B2" office:value-type="string">
            <text:p text:style-name="Table_20_Contents">class syntax, equivalence with constructor function, class properties vs methods (object property vs prototype), extends and inheritance, super in methods and constructors</text:p>
            <text:p text:style-name="Table_20_Contents"><text:s/>(derived constructor), encapsulating properties by convention with _polymorphism in js, class with extends</text:p>
          </table:table-cell>
        </table:table-row>
        <table:table-row>
          <table:table-cell table:style-name="Table1.A2" office:value-type="string">
            <text:p text:style-name="P3">W<text:span text:style-name="T2">3</text:span>D2</text:p>
          </table:table-cell>
          <table:table-cell table:style-name="Table1.B2" office:value-type="string">
            <text:p text:style-name="P6">jQuery function, object, selected elements, jQuery selectors: single arg, multiple, descendent, child, filters, $ as wrapper, selections via dom traversal associations, setting css classes and unobtrusive styling, setting attributes of jquery collections (e.g., common jQuery mistake slide), jQuery object returned and chaining, innerHTML hacking, insertion, jQuery signatures</text:p>
          </table:table-cell>
        </table:table-row>
        <table:table-row>
          <table:table-cell table:style-name="Table1.A2" office:value-type="string">
            <text:p text:style-name="P3">W<text:span text:style-name="T2">3</text:span>D3</text:p>
          </table:table-cell>
          <table:table-cell table:style-name="Table1.B2" office:value-type="string">
            <text:p text:style-name="Table_20_Contents">event objects, event bubbling, preventDefault, stopPropagation, stop Immediate Propagation, event delegation in the DOM, asynch and callbacks, concurrency and event loop, timeout after 0 ms</text:p>
          </table:table-cell>
        </table:table-row>
        <table:table-row>
          <table:table-cell table:style-name="Table1.A2" office:value-type="string">
            <text:p text:style-name="P3">W<text:span text:style-name="T2">3</text:span>D4</text:p>
          </table:table-cell>
          <table:table-cell table:style-name="Table1.B2" office:value-type="string">
            <text:p text:style-name="P8">IP/TCP/HTTP, HTTP requests and responses, web server vs containers (static vs dynamic generation of http response), HttpServlet, Imiplement and run servlet, web.xml and mapping servlet requests, annotation vs configuration, container services, how container, handles an http request, servlet life cycle and threading model, implication for servlet instance fields, request and response objects' methods</text:p>
          </table:table-cell>
        </table:table-row>
        <table:table-row>
          <table:table-cell table:style-name="Table1.A2" office:value-type="string">
            <text:p text:style-name="P3">W<text:span text:style-name="T2">3</text:span>D5</text:p>
          </table:table-cell>
          <table:table-cell table:style-name="Table1.B2" office:value-type="string">
            <text:p text:style-name="P7">post vs get, redirect vs forward, attributes and scope, thread safety, session tracking and cookies, session lifetime, cookie exchange</text:p>
          </table:table-cell>
        </table:table-row>
        <table:table-row>
          <table:table-cell table:style-name="Table1.A2" office:value-type="string">
            <text:p text:style-name="P3">W<text:span text:style-name="T2">3</text:span>D6</text:p>
          </table:table-cell>
          <table:table-cell table:style-name="Table1.B2" office:value-type="string">
            <text:p text:style-name="P7">4 types of elements: script, directive, EL, action, scipting: scriptlet, declaration, jsp expression, comment, implicit objects, lifecycle, EL, EL vs jsp expression, JSP model 1 and Model2 (MVC)</text:p>
          </table:table-cell>
        </table:table-row>
        <table:table-row>
          <table:table-cell table:style-name="Table1.A2" office:value-type="string">
            <text:p text:style-name="P3">W<text:span text:style-name="T2">4</text:span>D1</text:p>
          </table:table-cell>
          <table:table-cell table:style-name="Table1.B2" office:value-type="string">
            <text:p text:style-name="P10">scripting considered harmful, JSP Actions, JSTL – cout, - foreach, asynchronous vs synchronous events, XMLHttpRequest object</text:p>
          </table:table-cell>
        </table:table-row>
        <table:table-row>
          <table:table-cell table:style-name="Table1.A2" office:value-type="string">
            <text:p text:style-name="P3">W<text:span text:style-name="T2">4</text:span>D2</text:p>
          </table:table-cell>
          <table:table-cell table:style-name="Table1.B2" office:value-type="string">
            <text:p text:style-name="P9">typical ajax request, jquery ajax method and options, --passing parameters, --feedback and always, --global ajax events, same origin policy, JSON, JSON.parse and .stringify</text:p>
          </table:table-cell>
        </table:table-row>
        <table:table-row>
          <table:table-cell table:style-name="Table1.A2" office:value-type="string">
            <text:p text:style-name="P3">STC</text:p>
          </table:table-cell>
          <table:table-cell table:style-name="Table1.B2" office:value-type="string">
            <text:p text:style-name="P2">Server Side Programming with Servlets and JSP - Every Action has a Reaction</text:p>
            <text:p text:style-name="P2"/>
            <text:p text:style-name="P2">Integrating all parts together - The Whole is Greater than the Sum of the Parts</text:p>
            <text:p text:style-name="P2"/>
            <text:p text:style-name="P2">Web containers provide essential support services for servlets - Our experience of pure consciousness provides essential support services that enable us to think clearly and act effectively.</text:p>
            <text:p text:style-name="P2"/>
            <text:p text:style-name="P2">Purification leads to progress. By making a simpler cleaner API we can write better code that is easier to understand. Similarly the TM program removes stresses, allowing us to think more clearly and improve every aspect of our lives</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14:24:52.431771488</meta:creation-date>
    <meta:generator>LibreOffice/6.3.6.2$Linux_X86_64 LibreOffice_project/30$Build-2</meta:generator>
    <dc:date>2020-07-15T15:28:01.294867726</dc:date>
    <meta:editing-duration>PT1H29M44S</meta:editing-duration>
    <meta:editing-cycles>11</meta:editing-cycles>
    <meta:document-statistic meta:table-count="1" meta:image-count="0" meta:object-count="0" meta:page-count="1" meta:paragraph-count="24" meta:word-count="358" meta:character-count="2529" meta:non-whitespace-character-count="2196"/>
  </office:meta>
</office:document-meta>
</file>